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officeooo:rsid="000bc6fc" officeooo:paragraph-rsid="000bc6f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c6fc" officeooo:paragraph-rsid="000bc6f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c6fc" officeooo:paragraph-rsid="000bc6f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bc6fc" officeooo:paragraph-rsid="000bc6fc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0bc6fc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italic" fo:font-weight="normal" officeooo:rsid="000bc6fc" officeooo:paragraph-rsid="000bc6fc" style:font-style-asian="italic" style:font-weight-asian="normal" style:font-style-complex="italic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ce80a" officeooo:paragraph-rsid="000ce80a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tyle="italic" officeooo:rsid="000ce80a" officeooo:paragraph-rsid="000ce80a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tyle="normal" officeooo:rsid="000d64f5" officeooo:paragraph-rsid="000d64f5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c6fc" style:font-weight-asian="normal" style:font-weight-complex="normal"/>
    </style:style>
    <style:style style:name="T3" style:family="text">
      <style:text-properties fo:font-weight="normal" officeooo:rsid="000ce80a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blema</text:p>
      <text:p text:style-name="P2">Folha Salarial de um funcionário de uma Empresa Privada</text:p>
      <text:p text:style-name="P4"/>
      <text:list xml:id="list1491545058" text:style-name="L1">
        <text:list-item>
          <text:p text:style-name="P6">Salário Líquido: desconhecido;</text:p>
        </text:list-item>
        <text:list-item>
          <text:p text:style-name="P6">Piso Salarial = R$ 1800,00;</text:p>
        </text:list-item>
        <text:list-item>
          <text:p text:style-name="P6">Adicional dependente: 2% por dependentes;</text:p>
        </text:list-item>
        <text:list-item>
          <text:p text:style-name="P6">Se Professor: Adicional de 4%;</text:p>
        </text:list-item>
        <text:list-item>
          <text:p text:style-name="P6">Se tiver empréstimo, vai ter uma redução de 10% do Piso Salarial.</text:p>
        </text:list-item>
      </text:list>
      <text:p text:style-name="P4"/>
      <text:p text:style-name="P3">Solução:<text:span text:style-name="T1"> Fazer uma aplicação com HTML, CSS e JS que seja capaz de calcular o valor do salário líquido de um funcionário dessa empresa.</text:span></text:p>
      <text:p text:style-name="P3"><text:span text:style-name="T1"/></text:p>
      <text:p text:style-name="P3">Notas:</text:p>
      <text:list xml:id="list87020388" text:style-name="L2">
        <text:list-item>
          <text:p text:style-name="P5"><text:span text:style-name="T2">Use um campo de formulário de como leitura para exibir o valor do Piso Salarial;</text:span></text:p>
        </text:list-item>
        <text:list-item>
          <text:p text:style-name="P1"><text:span text:style-name="T1">Adicional de dependentes </text:span><text:span text:style-name="T3">é um campo de form tipo input para receber a quantidade de dependentes;</text:span></text:p>
        </text:list-item>
        <text:list-item>
          <text:p text:style-name="P7"><text:span text:style-name="T1">Adicional se for professor, se existir, cria um campo de form tipo input e colocar o valor 4, se não existir deixa em branco;</text:span></text:p>
        </text:list-item>
        <text:list-item>
          <text:p text:style-name="P7"><text:span text:style-name="T1">Pode seguir a mesma lógica do adicional para professor para o desconto se tiver empréstimo. Reduzir 10% do valor do Piso Salarial;</text:span></text:p>
        </text:list-item>
        <text:list-item>
          <text:p text:style-name="P7"><text:span text:style-name="T1">Depois de calculado os adicionais e os descontos, se existirem, exibir o valor do salário líquido em uma DIV personalizada.</text:span></text:p>
        </text:list-item>
      </text:list>
      <text:p text:style-name="P8"><text:span text:style-name="T1"/></text:p>
      <text:p text:style-name="P9"><text:span text:style-name="T1"><text:s text:c="2"/>LET <text:s/>VALOR = 3;</text:span></text:p>
      <text:p text:style-name="P9"><text:span text:style-name="T1"><text:s text:c="2"/>LET VALOR2 = 7;</text:span></text:p>
      <text:p text:style-name="P9"><text:span text:style-name="T1"><text:s text:c="2"/>LET SOMA = VALOR + VALOR2; <text:s/>{ PARA CALCULAR }</text:span>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4T08:47:02.270000000</meta:creation-date>
    <dc:date>2023-02-15T10:11:08.944000000</dc:date>
    <meta:editing-duration>PT13M38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7" meta:word-count="190" meta:character-count="1046" meta:non-whitespace-character-count="875"/>
  </office:meta>
</office:document-meta>
</file>